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start="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P8" style:family="paragraph">
      <style:text-properties fo:color="#b80047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1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1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1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1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1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1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1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1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1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1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1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1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1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1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1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1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1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1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1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5" draw:layer="layout" svg:width="5.58cm" svg:height="4.03cm" svg:x="25.1cm" svg:y="19.1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1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1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6" draw:layer="layout" svg:width="1.018cm" svg:height="0.692cm" svg:x="19.182cm" svg:y="18.008cm">
            <draw:text-box>
              <text:p><text:span text:style-name="T10">KV</text:span></text:p>
            </draw:text-box>
          </draw:frame>
          <draw:frame draw:style-name="gr22" draw:text-style-name="P7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7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1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7" draw:layer="layout" svg:width="1.023cm" svg:height="0.692cm" svg:x="6.9cm" svg:y="6.308cm">
          <draw:text-box>
            <text:p><text:span text:style-name="T11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8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onnector draw:style-name="gr9" draw:text-style-name="P1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1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5-13T11:45:19.123076776</dc:date>
    <meta:editing-duration>PT17H15M19S</meta:editing-duration>
    <meta:editing-cycles>30</meta:editing-cycles>
    <meta:generator>LibreOffice/4.3.3.2$Linux_X86_64 LibreOffice_project/430m0$Build-2</meta:generator>
    <dc:creator>seb </dc:creator>
    <meta:document-statistic meta:object-count="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